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/>
    </style:style>
    <style:style style:name="ce3" style:family="table-cell" style:parent-style-name="Default" style:data-style-name="N36">
      <style:table-cell-properties fo:border-top="none" fo:border-bottom="thin solid #BFBFBF" fo:border-left="thin solid #BFBFBF" fo:border-right="thin solid #BFBFBF" style:vertical-align="middle" fo:background-color="#FFFFE0" style:cell-protect="none" style:repeat-content="false"/>
      <style:paragraph-properties fo:text-align="start" fo:margin-left="0.353cm"/>
      <style:text-properties fo:color="#505050" style:font-name="Segoe UI" style:font-name-asian="Segoe UI" style:font-name-complex="Segoe UI"/>
    </style:style>
    <style:style style:name="ce4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FFFFE0" style:cell-protect="none" style:repeat-content="false"/>
      <style:paragraph-properties fo:text-align="end" fo:margin-right="0.353cm"/>
      <style:text-properties fo:color="#505050" style:font-name="Segoe UI" style:font-name-asian="Segoe UI" style:font-name-complex="Segoe UI"/>
    </style:style>
    <style:style style:name="ce5" style:family="table-cell" style:parent-style-name="Default" style:data-style-name="N36">
      <style:table-cell-properties fo:border="thin solid #BFBFBF" style:vertical-align="middle" fo:background-color="#FCFCFC" style:cell-protect="none" style:repeat-content="false"/>
      <style:paragraph-properties fo:text-align="start" fo:margin-left="0.353cm"/>
      <style:text-properties fo:color="#505050" style:font-name="Segoe UI" style:font-name-asian="Segoe UI" style:font-name-complex="Segoe UI"/>
    </style:style>
    <style:style style:name="ce6" style:family="table-cell" style:parent-style-name="Default" style:data-style-name="N0">
      <style:table-cell-properties fo:border="thin solid #BFBFBF" style:vertical-align="middle" fo:background-color="#FCFCFC" style:cell-protect="none" style:repeat-content="false"/>
      <style:paragraph-properties fo:text-align="end" fo:margin-right="0.353cm"/>
      <style:text-properties fo:color="#505050" style:font-name="Segoe UI" style:font-name-asian="Segoe UI" style:font-name-complex="Segoe UI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TBL_HST[CH1]</text:p>
          </table:help-message>
          <table:error-message table:display="true"/>
        </table:content-validation>
        <table:content-validation table:name="val2">
          <table:help-message table:display="true">
            <text:p>Hora</text:p>
            <text:p/>
            <text:p>TBL_HST[TIME]</text:p>
          </table:help-message>
          <table:error-message table:display="true"/>
        </table:content-validation>
      </table:content-validations>
      <table:table table:name="Fo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CH1</text:p>
          </table:table-cell>
          <table:table-cell table:number-columns-repeated="16382"/>
        </table:table-row>
        <table:table-row table:style-name="ro2">
          <table:table-cell office:value-type="time" office:time-value="PT1063769H47M18S" table:content-validation-name="val2" table:style-name="ce3">
            <text:p>17:47:18.66</text:p>
          </table:table-cell>
          <table:table-cell office:value-type="float" office:value="1" table:content-validation-name="val1" table:style-name="ce4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7M5S" table:content-validation-name="val2" table:style-name="ce5">
            <text:p>17:47:05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7M3S" table:content-validation-name="val2" table:style-name="ce5">
            <text:p>17:47:03.0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53S" table:content-validation-name="val2" table:style-name="ce5">
            <text:p>17:46:53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43S" table:content-validation-name="val2" table:style-name="ce5">
            <text:p>17:46:43.1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41S" table:content-validation-name="val2" table:style-name="ce5">
            <text:p>17:46:41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39S" table:content-validation-name="val2" table:style-name="ce5">
            <text:p>17:46:39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34S" table:content-validation-name="val2" table:style-name="ce5">
            <text:p>17:46:34.4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29S" table:content-validation-name="val2" table:style-name="ce5">
            <text:p>17:46:29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25S" table:content-validation-name="val2" table:style-name="ce5">
            <text:p>17:46:25.1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6M13S" table:content-validation-name="val2" table:style-name="ce5">
            <text:p>17:46:13.5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54S" table:content-validation-name="val2" table:style-name="ce5">
            <text:p>17:45:54.5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47S" table:content-validation-name="val2" table:style-name="ce5">
            <text:p>17:45:47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18S" table:content-validation-name="val2" table:style-name="ce5">
            <text:p>17:45:18.1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12S" table:content-validation-name="val2" table:style-name="ce5">
            <text:p>17:45:12.5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6S" table:content-validation-name="val2" table:style-name="ce5">
            <text:p>17:45:06.3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5M1S" table:content-validation-name="val2" table:style-name="ce5">
            <text:p>17:45:01.0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51S" table:content-validation-name="val2" table:style-name="ce5">
            <text:p>17:44:51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42S" table:content-validation-name="val2" table:style-name="ce5">
            <text:p>17:44:42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36S" table:content-validation-name="val2" table:style-name="ce5">
            <text:p>17:44:36.4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13S" table:content-validation-name="val2" table:style-name="ce5">
            <text:p>17:44:13.8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9S" table:content-validation-name="val2" table:style-name="ce5">
            <text:p>17:44:09.1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4M8S" table:content-validation-name="val2" table:style-name="ce5">
            <text:p>17:44:08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3M58S" table:content-validation-name="val2" table:style-name="ce5">
            <text:p>17:43:58.9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3M51S" table:content-validation-name="val2" table:style-name="ce5">
            <text:p>17:43:51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3M41S" table:content-validation-name="val2" table:style-name="ce5">
            <text:p>17:43:41.6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3M7S" table:content-validation-name="val2" table:style-name="ce5">
            <text:p>17:43:07.9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51S" table:content-validation-name="val2" table:style-name="ce5">
            <text:p>17:42:51.4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47S" table:content-validation-name="val2" table:style-name="ce5">
            <text:p>17:42:47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43S" table:content-validation-name="val2" table:style-name="ce5">
            <text:p>17:42:43.5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38S" table:content-validation-name="val2" table:style-name="ce5">
            <text:p>17:42:38.6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23S" table:content-validation-name="val2" table:style-name="ce5">
            <text:p>17:42:23.3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18S" table:content-validation-name="val2" table:style-name="ce5">
            <text:p>17:42:18.4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12S" table:content-validation-name="val2" table:style-name="ce5">
            <text:p>17:42:12.6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2M4S" table:content-validation-name="val2" table:style-name="ce5">
            <text:p>17:42:04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1M39S" table:content-validation-name="val2" table:style-name="ce5">
            <text:p>17:41:39.0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1M36S" table:content-validation-name="val2" table:style-name="ce5">
            <text:p>17:41:36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1M27S" table:content-validation-name="val2" table:style-name="ce5">
            <text:p>17:41:27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1M24S" table:content-validation-name="val2" table:style-name="ce5">
            <text:p>17:41:24.2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1M2S" table:content-validation-name="val2" table:style-name="ce5">
            <text:p>17:41:02.7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37S" table:content-validation-name="val2" table:style-name="ce5">
            <text:p>17:40:37.1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27S" table:content-validation-name="val2" table:style-name="ce5">
            <text:p>17:40:27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21S" table:content-validation-name="val2" table:style-name="ce5">
            <text:p>17:40:21.1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14S" table:content-validation-name="val2" table:style-name="ce5">
            <text:p>17:40:14.3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5S" table:content-validation-name="val2" table:style-name="ce5">
            <text:p>17:40:05.5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40M2S" table:content-validation-name="val2" table:style-name="ce5">
            <text:p>17:40:02.5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54S" table:content-validation-name="val2" table:style-name="ce5">
            <text:p>17:39:54.9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52S" table:content-validation-name="val2" table:style-name="ce5">
            <text:p>17:39:52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43S" table:content-validation-name="val2" table:style-name="ce5">
            <text:p>17:39:43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41S" table:content-validation-name="val2" table:style-name="ce5">
            <text:p>17:39:41.7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38S" table:content-validation-name="val2" table:style-name="ce5">
            <text:p>17:39:38.8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27S" table:content-validation-name="val2" table:style-name="ce5">
            <text:p>17:39:27.5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13S" table:content-validation-name="val2" table:style-name="ce5">
            <text:p>17:39:13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7S" table:content-validation-name="val2" table:style-name="ce5">
            <text:p>17:39:07.9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7S" table:content-validation-name="val2" table:style-name="ce5">
            <text:p>17:39:07.2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5S" table:content-validation-name="val2" table:style-name="ce5">
            <text:p>17:39:05.4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9M0S" table:content-validation-name="val2" table:style-name="ce5">
            <text:p>17:39:00.2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8M54S" table:content-validation-name="val2" table:style-name="ce5">
            <text:p>17:38:54.6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8M15S" table:content-validation-name="val2" table:style-name="ce5">
            <text:p>17:38:15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8M8S" table:content-validation-name="val2" table:style-name="ce5">
            <text:p>17:38:08.3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8M4S" table:content-validation-name="val2" table:style-name="ce5">
            <text:p>17:38:04.7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59S" table:content-validation-name="val2" table:style-name="ce5">
            <text:p>17:37:59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53S" table:content-validation-name="val2" table:style-name="ce5">
            <text:p>17:37:53.5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49S" table:content-validation-name="val2" table:style-name="ce5">
            <text:p>17:37:49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31S" table:content-validation-name="val2" table:style-name="ce5">
            <text:p>17:37:31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19S" table:content-validation-name="val2" table:style-name="ce5">
            <text:p>17:37:19.3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15S" table:content-validation-name="val2" table:style-name="ce5">
            <text:p>17:37:15.2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13S" table:content-validation-name="val2" table:style-name="ce5">
            <text:p>17:37:13.4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10S" table:content-validation-name="val2" table:style-name="ce5">
            <text:p>17:37:10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9S" table:content-validation-name="val2" table:style-name="ce5">
            <text:p>17:37:09.1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5S" table:content-validation-name="val2" table:style-name="ce5">
            <text:p>17:37:05.0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7M4S" table:content-validation-name="val2" table:style-name="ce5">
            <text:p>17:37:04.9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56S" table:content-validation-name="val2" table:style-name="ce5">
            <text:p>17:36:56.0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52S" table:content-validation-name="val2" table:style-name="ce5">
            <text:p>17:36:52.8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45S" table:content-validation-name="val2" table:style-name="ce5">
            <text:p>17:36:45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41S" table:content-validation-name="val2" table:style-name="ce5">
            <text:p>17:36:41.8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37S" table:content-validation-name="val2" table:style-name="ce5">
            <text:p>17:36:37.3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21S" table:content-validation-name="val2" table:style-name="ce5">
            <text:p>17:36:21.9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4S" table:content-validation-name="val2" table:style-name="ce5">
            <text:p>17:36:04.9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6M4S" table:content-validation-name="val2" table:style-name="ce5">
            <text:p>17:36:04.5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54S" table:content-validation-name="val2" table:style-name="ce5">
            <text:p>17:35:54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52S" table:content-validation-name="val2" table:style-name="ce5">
            <text:p>17:35:52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49S" table:content-validation-name="val2" table:style-name="ce5">
            <text:p>17:35:49.0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24S" table:content-validation-name="val2" table:style-name="ce5">
            <text:p>17:35:24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22S" table:content-validation-name="val2" table:style-name="ce5">
            <text:p>17:35:22.3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19S" table:content-validation-name="val2" table:style-name="ce5">
            <text:p>17:35:19.0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15S" table:content-validation-name="val2" table:style-name="ce5">
            <text:p>17:35:15.7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5M10S" table:content-validation-name="val2" table:style-name="ce5">
            <text:p>17:35:10.2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57S" table:content-validation-name="val2" table:style-name="ce5">
            <text:p>17:34:57.6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53S" table:content-validation-name="val2" table:style-name="ce5">
            <text:p>17:34:53.0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43S" table:content-validation-name="val2" table:style-name="ce5">
            <text:p>17:34:43.3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40S" table:content-validation-name="val2" table:style-name="ce5">
            <text:p>17:34:40.2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31S" table:content-validation-name="val2" table:style-name="ce5">
            <text:p>17:34:31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24S" table:content-validation-name="val2" table:style-name="ce5">
            <text:p>17:34:24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23S" table:content-validation-name="val2" table:style-name="ce5">
            <text:p>17:34:23.3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18S" table:content-validation-name="val2" table:style-name="ce5">
            <text:p>17:34:18.0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16S" table:content-validation-name="val2" table:style-name="ce5">
            <text:p>17:34:16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12S" table:content-validation-name="val2" table:style-name="ce5">
            <text:p>17:34:12.1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7S" table:content-validation-name="val2" table:style-name="ce5">
            <text:p>17:34:07.4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4M7S" table:content-validation-name="val2" table:style-name="ce5">
            <text:p>17:34:07.1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55S" table:content-validation-name="val2" table:style-name="ce5">
            <text:p>17:33:55.8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52S" table:content-validation-name="val2" table:style-name="ce5">
            <text:p>17:33:52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45S" table:content-validation-name="val2" table:style-name="ce5">
            <text:p>17:33:45.3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44S" table:content-validation-name="val2" table:style-name="ce5">
            <text:p>17:33:44.2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41S" table:content-validation-name="val2" table:style-name="ce5">
            <text:p>17:33:41.0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37S" table:content-validation-name="val2" table:style-name="ce5">
            <text:p>17:33:37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31S" table:content-validation-name="val2" table:style-name="ce5">
            <text:p>17:33:31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17S" table:content-validation-name="val2" table:style-name="ce5">
            <text:p>17:33:17.5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12S" table:content-validation-name="val2" table:style-name="ce5">
            <text:p>17:33:12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11S" table:content-validation-name="val2" table:style-name="ce5">
            <text:p>17:33:11.2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3M2S" table:content-validation-name="val2" table:style-name="ce5">
            <text:p>17:33:02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56S" table:content-validation-name="val2" table:style-name="ce5">
            <text:p>17:32:56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54S" table:content-validation-name="val2" table:style-name="ce5">
            <text:p>17:32:54.6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46S" table:content-validation-name="val2" table:style-name="ce5">
            <text:p>17:32:46.7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43S" table:content-validation-name="val2" table:style-name="ce5">
            <text:p>17:32:43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35S" table:content-validation-name="val2" table:style-name="ce5">
            <text:p>17:32:35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25S" table:content-validation-name="val2" table:style-name="ce5">
            <text:p>17:32:25.2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18S" table:content-validation-name="val2" table:style-name="ce5">
            <text:p>17:32:18.3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10S" table:content-validation-name="val2" table:style-name="ce5">
            <text:p>17:32:10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2M8S" table:content-validation-name="val2" table:style-name="ce5">
            <text:p>17:32:08.8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55S" table:content-validation-name="val2" table:style-name="ce5">
            <text:p>17:31:55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51S" table:content-validation-name="val2" table:style-name="ce5">
            <text:p>17:31:51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8S" table:content-validation-name="val2" table:style-name="ce5">
            <text:p>17:31:48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6S" table:content-validation-name="val2" table:style-name="ce5">
            <text:p>17:31:46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5S" table:content-validation-name="val2" table:style-name="ce5">
            <text:p>17:31:45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2S" table:content-validation-name="val2" table:style-name="ce5">
            <text:p>17:31:42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0S" table:content-validation-name="val2" table:style-name="ce5">
            <text:p>17:31:40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35S" table:content-validation-name="val2" table:style-name="ce5">
            <text:p>17:31:35.5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31S" table:content-validation-name="val2" table:style-name="ce5">
            <text:p>17:31:31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28S" table:content-validation-name="val2" table:style-name="ce5">
            <text:p>17:31:28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21S" table:content-validation-name="val2" table:style-name="ce5">
            <text:p>17:31:21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14S" table:content-validation-name="val2" table:style-name="ce5">
            <text:p>17:31:14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10S" table:content-validation-name="val2" table:style-name="ce5">
            <text:p>17:31:10.9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7S" table:content-validation-name="val2" table:style-name="ce5">
            <text:p>17:31:07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4S" table:content-validation-name="val2" table:style-name="ce5">
            <text:p>17:31:04.6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1M3S" table:content-validation-name="val2" table:style-name="ce5">
            <text:p>17:31:03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59S" table:content-validation-name="val2" table:style-name="ce5">
            <text:p>17:30:59.4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58S" table:content-validation-name="val2" table:style-name="ce5">
            <text:p>17:30:58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47S" table:content-validation-name="val2" table:style-name="ce5">
            <text:p>17:30:47.9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46S" table:content-validation-name="val2" table:style-name="ce5">
            <text:p>17:30:46.3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46S" table:content-validation-name="val2" table:style-name="ce5">
            <text:p>17:30:46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39S" table:content-validation-name="val2" table:style-name="ce5">
            <text:p>17:30:39.8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35S" table:content-validation-name="val2" table:style-name="ce5">
            <text:p>17:30:35.1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33S" table:content-validation-name="val2" table:style-name="ce5">
            <text:p>17:30:33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18S" table:content-validation-name="val2" table:style-name="ce5">
            <text:p>17:30:18.8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9S" table:content-validation-name="val2" table:style-name="ce5">
            <text:p>17:30:09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8S" table:content-validation-name="val2" table:style-name="ce5">
            <text:p>17:30:08.6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5S" table:content-validation-name="val2" table:style-name="ce5">
            <text:p>17:30:05.0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30M0S" table:content-validation-name="val2" table:style-name="ce5">
            <text:p>17:30:00.8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59S" table:content-validation-name="val2" table:style-name="ce5">
            <text:p>17:29:59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56S" table:content-validation-name="val2" table:style-name="ce5">
            <text:p>17:29:56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36S" table:content-validation-name="val2" table:style-name="ce5">
            <text:p>17:29:36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31S" table:content-validation-name="val2" table:style-name="ce5">
            <text:p>17:29:31.7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28S" table:content-validation-name="val2" table:style-name="ce5">
            <text:p>17:29:29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22S" table:content-validation-name="val2" table:style-name="ce5">
            <text:p>17:29:22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18S" table:content-validation-name="val2" table:style-name="ce5">
            <text:p>17:29:18.2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15S" table:content-validation-name="val2" table:style-name="ce5">
            <text:p>17:29:15.0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12S" table:content-validation-name="val2" table:style-name="ce5">
            <text:p>17:29:13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11S" table:content-validation-name="val2" table:style-name="ce5">
            <text:p>17:29:11.3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9M4S" table:content-validation-name="val2" table:style-name="ce5">
            <text:p>17:29:04.7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55S" table:content-validation-name="val2" table:style-name="ce5">
            <text:p>17:28:55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55S" table:content-validation-name="val2" table:style-name="ce5">
            <text:p>17:28:55.4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48S" table:content-validation-name="val2" table:style-name="ce5">
            <text:p>17:28:48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44S" table:content-validation-name="val2" table:style-name="ce5">
            <text:p>17:28:44.6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13S" table:content-validation-name="val2" table:style-name="ce5">
            <text:p>17:28:13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8S" table:content-validation-name="val2" table:style-name="ce5">
            <text:p>17:28:08.0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8M2S" table:content-validation-name="val2" table:style-name="ce5">
            <text:p>17:28:02.3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55S" table:content-validation-name="val2" table:style-name="ce5">
            <text:p>17:27:55.2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47S" table:content-validation-name="val2" table:style-name="ce5">
            <text:p>17:27:47.3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47S" table:content-validation-name="val2" table:style-name="ce5">
            <text:p>17:27:47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38S" table:content-validation-name="val2" table:style-name="ce5">
            <text:p>17:27:38.4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30S" table:content-validation-name="val2" table:style-name="ce5">
            <text:p>17:27:30.7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23S" table:content-validation-name="val2" table:style-name="ce5">
            <text:p>17:27:23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21S" table:content-validation-name="val2" table:style-name="ce5">
            <text:p>17:27:21.7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2S" table:content-validation-name="val2" table:style-name="ce5">
            <text:p>17:27:02.5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7M0S" table:content-validation-name="val2" table:style-name="ce5">
            <text:p>17:27:00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55S" table:content-validation-name="val2" table:style-name="ce5">
            <text:p>17:26:55.9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53S" table:content-validation-name="val2" table:style-name="ce5">
            <text:p>17:26:53.3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48S" table:content-validation-name="val2" table:style-name="ce5">
            <text:p>17:26:48.3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38S" table:content-validation-name="val2" table:style-name="ce5">
            <text:p>17:26:38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36S" table:content-validation-name="val2" table:style-name="ce5">
            <text:p>17:26:36.3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26S" table:content-validation-name="val2" table:style-name="ce5">
            <text:p>17:26:26.5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23S" table:content-validation-name="val2" table:style-name="ce5">
            <text:p>17:26:23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14S" table:content-validation-name="val2" table:style-name="ce5">
            <text:p>17:26:14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9S" table:content-validation-name="val2" table:style-name="ce5">
            <text:p>17:26:09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7S" table:content-validation-name="val2" table:style-name="ce5">
            <text:p>17:26:07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3S" table:content-validation-name="val2" table:style-name="ce5">
            <text:p>17:26:03.9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3S" table:content-validation-name="val2" table:style-name="ce5">
            <text:p>17:26:03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6M1S" table:content-validation-name="val2" table:style-name="ce5">
            <text:p>17:26:01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48S" table:content-validation-name="val2" table:style-name="ce5">
            <text:p>17:25:48.0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44S" table:content-validation-name="val2" table:style-name="ce5">
            <text:p>17:25:44.3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37S" table:content-validation-name="val2" table:style-name="ce5">
            <text:p>17:25:37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30S" table:content-validation-name="val2" table:style-name="ce5">
            <text:p>17:25:30.4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25S" table:content-validation-name="val2" table:style-name="ce5">
            <text:p>17:25:25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24S" table:content-validation-name="val2" table:style-name="ce5">
            <text:p>17:25:24.1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19S" table:content-validation-name="val2" table:style-name="ce5">
            <text:p>17:25:19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18S" table:content-validation-name="val2" table:style-name="ce5">
            <text:p>17:25:18.6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18S" table:content-validation-name="val2" table:style-name="ce5">
            <text:p>17:25:18.1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15S" table:content-validation-name="val2" table:style-name="ce5">
            <text:p>17:25:15.8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9S" table:content-validation-name="val2" table:style-name="ce5">
            <text:p>17:25:09.7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5M2S" table:content-validation-name="val2" table:style-name="ce5">
            <text:p>17:25:02.0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56S" table:content-validation-name="val2" table:style-name="ce5">
            <text:p>17:24:56.4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54S" table:content-validation-name="val2" table:style-name="ce5">
            <text:p>17:24:54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43S" table:content-validation-name="val2" table:style-name="ce5">
            <text:p>17:24:43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34S" table:content-validation-name="val2" table:style-name="ce5">
            <text:p>17:24:34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30S" table:content-validation-name="val2" table:style-name="ce5">
            <text:p>17:24:30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25S" table:content-validation-name="val2" table:style-name="ce5">
            <text:p>17:24:25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22S" table:content-validation-name="val2" table:style-name="ce5">
            <text:p>17:24:22.4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18S" table:content-validation-name="val2" table:style-name="ce5">
            <text:p>17:24:18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3S" table:content-validation-name="val2" table:style-name="ce5">
            <text:p>17:24:03.5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3S" table:content-validation-name="val2" table:style-name="ce5">
            <text:p>17:24:03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4M0S" table:content-validation-name="val2" table:style-name="ce5">
            <text:p>17:24:00.5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49S" table:content-validation-name="val2" table:style-name="ce5">
            <text:p>17:23:49.1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46S" table:content-validation-name="val2" table:style-name="ce5">
            <text:p>17:23:46.1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38S" table:content-validation-name="val2" table:style-name="ce5">
            <text:p>17:23:38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34S" table:content-validation-name="val2" table:style-name="ce5">
            <text:p>17:23:34.3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22S" table:content-validation-name="val2" table:style-name="ce5">
            <text:p>17:23:22.9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6S" table:content-validation-name="val2" table:style-name="ce5">
            <text:p>17:23:06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3M3S" table:content-validation-name="val2" table:style-name="ce5">
            <text:p>17:23:03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59S" table:content-validation-name="val2" table:style-name="ce5">
            <text:p>17:22:59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58S" table:content-validation-name="val2" table:style-name="ce5">
            <text:p>17:22:58.7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53S" table:content-validation-name="val2" table:style-name="ce5">
            <text:p>17:22:53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51S" table:content-validation-name="val2" table:style-name="ce5">
            <text:p>17:22:51.9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51S" table:content-validation-name="val2" table:style-name="ce5">
            <text:p>17:22:51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42S" table:content-validation-name="val2" table:style-name="ce5">
            <text:p>17:22:42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36S" table:content-validation-name="val2" table:style-name="ce5">
            <text:p>17:22:36.7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29S" table:content-validation-name="val2" table:style-name="ce5">
            <text:p>17:22:29.3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28S" table:content-validation-name="val2" table:style-name="ce5">
            <text:p>17:22:28.0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19S" table:content-validation-name="val2" table:style-name="ce5">
            <text:p>17:22:19.9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2M18S" table:content-validation-name="val2" table:style-name="ce5">
            <text:p>17:22:18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39S" table:content-validation-name="val2" table:style-name="ce5">
            <text:p>17:21:39.4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36S" table:content-validation-name="val2" table:style-name="ce5">
            <text:p>17:21:36.6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24S" table:content-validation-name="val2" table:style-name="ce5">
            <text:p>17:21:24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22S" table:content-validation-name="val2" table:style-name="ce5">
            <text:p>17:21:22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20S" table:content-validation-name="val2" table:style-name="ce5">
            <text:p>17:21:20.9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18S" table:content-validation-name="val2" table:style-name="ce5">
            <text:p>17:21:18.5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17S" table:content-validation-name="val2" table:style-name="ce5">
            <text:p>17:21:17.6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15S" table:content-validation-name="val2" table:style-name="ce5">
            <text:p>17:21:15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13S" table:content-validation-name="val2" table:style-name="ce5">
            <text:p>17:21:13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4S" table:content-validation-name="val2" table:style-name="ce5">
            <text:p>17:21:04.3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1S" table:content-validation-name="val2" table:style-name="ce5">
            <text:p>17:21:01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1M0S" table:content-validation-name="val2" table:style-name="ce5">
            <text:p>17:21:00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8S" table:content-validation-name="val2" table:style-name="ce5">
            <text:p>17:20:58.2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7S" table:content-validation-name="val2" table:style-name="ce5">
            <text:p>17:20:57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6S" table:content-validation-name="val2" table:style-name="ce5">
            <text:p>17:20:56.4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5S" table:content-validation-name="val2" table:style-name="ce5">
            <text:p>17:20:55.0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1S" table:content-validation-name="val2" table:style-name="ce5">
            <text:p>17:20:51.5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9S" table:content-validation-name="val2" table:style-name="ce5">
            <text:p>17:20:49.9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9S" table:content-validation-name="val2" table:style-name="ce5">
            <text:p>17:20:49.1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7S" table:content-validation-name="val2" table:style-name="ce5">
            <text:p>17:20:47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2S" table:content-validation-name="val2" table:style-name="ce5">
            <text:p>17:20:43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2S" table:content-validation-name="val2" table:style-name="ce5">
            <text:p>17:20:42.6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1S" table:content-validation-name="val2" table:style-name="ce5">
            <text:p>17:20:41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1S" table:content-validation-name="val2" table:style-name="ce5">
            <text:p>17:20:41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0S" table:content-validation-name="val2" table:style-name="ce5">
            <text:p>17:20:40.4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9S" table:content-validation-name="val2" table:style-name="ce5">
            <text:p>17:20:39.9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9S" table:content-validation-name="val2" table:style-name="ce5">
            <text:p>17:20:39.5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6S" table:content-validation-name="val2" table:style-name="ce5">
            <text:p>17:20:36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6S" table:content-validation-name="val2" table:style-name="ce5">
            <text:p>17:20:36.3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5S" table:content-validation-name="val2" table:style-name="ce5">
            <text:p>17:20:35.6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4S" table:content-validation-name="val2" table:style-name="ce5">
            <text:p>17:20:34.5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2S" table:content-validation-name="val2" table:style-name="ce5">
            <text:p>17:20:32.7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1S" table:content-validation-name="val2" table:style-name="ce5">
            <text:p>17:20:31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24S" table:content-validation-name="val2" table:style-name="ce5">
            <text:p>17:20:24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23S" table:content-validation-name="val2" table:style-name="ce5">
            <text:p>17:20:23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22S" table:content-validation-name="val2" table:style-name="ce5">
            <text:p>17:20:22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20S" table:content-validation-name="val2" table:style-name="ce5">
            <text:p>17:20:20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8S" table:content-validation-name="val2" table:style-name="ce5">
            <text:p>17:20:18.6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7S" table:content-validation-name="val2" table:style-name="ce5">
            <text:p>17:20:17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6S" table:content-validation-name="val2" table:style-name="ce5">
            <text:p>17:20:16.3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5S" table:content-validation-name="val2" table:style-name="ce5">
            <text:p>17:20:15.7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4S" table:content-validation-name="val2" table:style-name="ce5">
            <text:p>17:20:14.1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2S" table:content-validation-name="val2" table:style-name="ce5">
            <text:p>17:20:12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2S" table:content-validation-name="val2" table:style-name="ce5">
            <text:p>17:20:12.0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6S" table:content-validation-name="val2" table:style-name="ce5">
            <text:p>17:20:06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5S" table:content-validation-name="val2" table:style-name="ce5">
            <text:p>17:20:05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4S" table:content-validation-name="val2" table:style-name="ce5">
            <text:p>17:20:04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3S" table:content-validation-name="val2" table:style-name="ce5">
            <text:p>17:20:03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20M1S" table:content-validation-name="val2" table:style-name="ce5">
            <text:p>17:20:01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8S" table:content-validation-name="val2" table:style-name="ce5">
            <text:p>17:19:58.8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7S" table:content-validation-name="val2" table:style-name="ce5">
            <text:p>17:19:57.9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6S" table:content-validation-name="val2" table:style-name="ce5">
            <text:p>17:19:56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5S" table:content-validation-name="val2" table:style-name="ce5">
            <text:p>17:19:55.7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4S" table:content-validation-name="val2" table:style-name="ce5">
            <text:p>17:19:54.9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3S" table:content-validation-name="val2" table:style-name="ce5">
            <text:p>17:19:53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1S" table:content-validation-name="val2" table:style-name="ce5">
            <text:p>17:19:51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9S" table:content-validation-name="val2" table:style-name="ce5">
            <text:p>17:19:49.3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8S" table:content-validation-name="val2" table:style-name="ce5">
            <text:p>17:19:48.8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7S" table:content-validation-name="val2" table:style-name="ce5">
            <text:p>17:19:47.6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7S" table:content-validation-name="val2" table:style-name="ce5">
            <text:p>17:19:47.0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4S" table:content-validation-name="val2" table:style-name="ce5">
            <text:p>17:19:44.6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2S" table:content-validation-name="val2" table:style-name="ce5">
            <text:p>17:19:42.7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2S" table:content-validation-name="val2" table:style-name="ce5">
            <text:p>17:19:42.0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0S" table:content-validation-name="val2" table:style-name="ce5">
            <text:p>17:19:40.1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7S" table:content-validation-name="val2" table:style-name="ce5">
            <text:p>17:19:37.9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7S" table:content-validation-name="val2" table:style-name="ce5">
            <text:p>17:19:37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6S" table:content-validation-name="val2" table:style-name="ce5">
            <text:p>17:19:36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3S" table:content-validation-name="val2" table:style-name="ce5">
            <text:p>17:19:33.6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2S" table:content-validation-name="val2" table:style-name="ce5">
            <text:p>17:19:32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30S" table:content-validation-name="val2" table:style-name="ce5">
            <text:p>17:19:30.0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28S" table:content-validation-name="val2" table:style-name="ce5">
            <text:p>17:19:28.6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27S" table:content-validation-name="val2" table:style-name="ce5">
            <text:p>17:19:27.9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25S" table:content-validation-name="val2" table:style-name="ce5">
            <text:p>17:19:25.6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24S" table:content-validation-name="val2" table:style-name="ce5">
            <text:p>17:19:24.5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17S" table:content-validation-name="val2" table:style-name="ce5">
            <text:p>17:19:17.1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15S" table:content-validation-name="val2" table:style-name="ce5">
            <text:p>17:19:15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13S" table:content-validation-name="val2" table:style-name="ce5">
            <text:p>17:19:13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13S" table:content-validation-name="val2" table:style-name="ce5">
            <text:p>17:19:13.6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11S" table:content-validation-name="val2" table:style-name="ce5">
            <text:p>17:19:11.3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8S" table:content-validation-name="val2" table:style-name="ce5">
            <text:p>17:19:08.5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6S" table:content-validation-name="val2" table:style-name="ce5">
            <text:p>17:19:06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5S" table:content-validation-name="val2" table:style-name="ce5">
            <text:p>17:19:05.6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S" table:content-validation-name="val2" table:style-name="ce5">
            <text:p>17:19:04.9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9M4S" table:content-validation-name="val2" table:style-name="ce5">
            <text:p>17:19:04.5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8S" table:content-validation-name="val2" table:style-name="ce5">
            <text:p>17:18:58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8S" table:content-validation-name="val2" table:style-name="ce5">
            <text:p>17:18:58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6S" table:content-validation-name="val2" table:style-name="ce5">
            <text:p>17:18:56.8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6S" table:content-validation-name="val2" table:style-name="ce5">
            <text:p>17:18:56.7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3S" table:content-validation-name="val2" table:style-name="ce5">
            <text:p>17:18:53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3S" table:content-validation-name="val2" table:style-name="ce5">
            <text:p>17:18:53.5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2S" table:content-validation-name="val2" table:style-name="ce5">
            <text:p>17:18:52.2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1S" table:content-validation-name="val2" table:style-name="ce5">
            <text:p>17:18:51.9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9S" table:content-validation-name="val2" table:style-name="ce5">
            <text:p>17:18:49.3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8S" table:content-validation-name="val2" table:style-name="ce5">
            <text:p>17:18:48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7S" table:content-validation-name="val2" table:style-name="ce5">
            <text:p>17:18:47.7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6S" table:content-validation-name="val2" table:style-name="ce5">
            <text:p>17:18:46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5S" table:content-validation-name="val2" table:style-name="ce5">
            <text:p>17:18:45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4S" table:content-validation-name="val2" table:style-name="ce5">
            <text:p>17:18:44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3S" table:content-validation-name="val2" table:style-name="ce5">
            <text:p>17:18:43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0S" table:content-validation-name="val2" table:style-name="ce5">
            <text:p>17:18:40.6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9S" table:content-validation-name="val2" table:style-name="ce5">
            <text:p>17:18:39.5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9S" table:content-validation-name="val2" table:style-name="ce5">
            <text:p>17:18:39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9S" table:content-validation-name="val2" table:style-name="ce5">
            <text:p>17:18:39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3S" table:content-validation-name="val2" table:style-name="ce5">
            <text:p>17:18:33.9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2S" table:content-validation-name="val2" table:style-name="ce5">
            <text:p>17:18:32.3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32S" table:content-validation-name="val2" table:style-name="ce5">
            <text:p>17:18:32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7S" table:content-validation-name="val2" table:style-name="ce5">
            <text:p>17:18:27.0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6S" table:content-validation-name="val2" table:style-name="ce5">
            <text:p>17:18:26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5S" table:content-validation-name="val2" table:style-name="ce5">
            <text:p>17:18:25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4S" table:content-validation-name="val2" table:style-name="ce5">
            <text:p>17:18:24.6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3S" table:content-validation-name="val2" table:style-name="ce5">
            <text:p>17:18:23.0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0S" table:content-validation-name="val2" table:style-name="ce5">
            <text:p>17:18:20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20S" table:content-validation-name="val2" table:style-name="ce5">
            <text:p>17:18:20.5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9S" table:content-validation-name="val2" table:style-name="ce5">
            <text:p>17:18:19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7S" table:content-validation-name="val2" table:style-name="ce5">
            <text:p>17:18:17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6S" table:content-validation-name="val2" table:style-name="ce5">
            <text:p>17:18:16.7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5S" table:content-validation-name="val2" table:style-name="ce5">
            <text:p>17:18:15.7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4S" table:content-validation-name="val2" table:style-name="ce5">
            <text:p>17:18:14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4S" table:content-validation-name="val2" table:style-name="ce5">
            <text:p>17:18:14.1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2S" table:content-validation-name="val2" table:style-name="ce5">
            <text:p>17:18:12.8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2S" table:content-validation-name="val2" table:style-name="ce5">
            <text:p>17:18:12.4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1S" table:content-validation-name="val2" table:style-name="ce5">
            <text:p>17:18:11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9S" table:content-validation-name="val2" table:style-name="ce5">
            <text:p>17:18:09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9S" table:content-validation-name="val2" table:style-name="ce5">
            <text:p>17:18:09.2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6S" table:content-validation-name="val2" table:style-name="ce5">
            <text:p>17:18:07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5S" table:content-validation-name="val2" table:style-name="ce5">
            <text:p>17:18:05.3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S" table:content-validation-name="val2" table:style-name="ce5">
            <text:p>17:18:04.5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4S" table:content-validation-name="val2" table:style-name="ce5">
            <text:p>17:18:04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S" table:content-validation-name="val2" table:style-name="ce5">
            <text:p>17:18:01.4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8M1S" table:content-validation-name="val2" table:style-name="ce5">
            <text:p>17:18:01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9S" table:content-validation-name="val2" table:style-name="ce5">
            <text:p>17:17:59.8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9S" table:content-validation-name="val2" table:style-name="ce5">
            <text:p>17:17:59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7S" table:content-validation-name="val2" table:style-name="ce5">
            <text:p>17:17:57.6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6S" table:content-validation-name="val2" table:style-name="ce5">
            <text:p>17:17:56.5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3S" table:content-validation-name="val2" table:style-name="ce5">
            <text:p>17:17:53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3S" table:content-validation-name="val2" table:style-name="ce5">
            <text:p>17:17:53.2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1S" table:content-validation-name="val2" table:style-name="ce5">
            <text:p>17:17:51.7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1S" table:content-validation-name="val2" table:style-name="ce5">
            <text:p>17:17:51.4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0S" table:content-validation-name="val2" table:style-name="ce5">
            <text:p>17:17:50.1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50S" table:content-validation-name="val2" table:style-name="ce5">
            <text:p>17:17:50.0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8S" table:content-validation-name="val2" table:style-name="ce5">
            <text:p>17:17:49.0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7S" table:content-validation-name="val2" table:style-name="ce5">
            <text:p>17:17:47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6S" table:content-validation-name="val2" table:style-name="ce5">
            <text:p>17:17:46.5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5S" table:content-validation-name="val2" table:style-name="ce5">
            <text:p>17:17:45.1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3S" table:content-validation-name="val2" table:style-name="ce5">
            <text:p>17:17:43.1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41S" table:content-validation-name="val2" table:style-name="ce5">
            <text:p>17:17:41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7S" table:content-validation-name="val2" table:style-name="ce5">
            <text:p>17:17:37.0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6S" table:content-validation-name="val2" table:style-name="ce5">
            <text:p>17:17:36.0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5S" table:content-validation-name="val2" table:style-name="ce5">
            <text:p>17:17:35.8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4S" table:content-validation-name="val2" table:style-name="ce5">
            <text:p>17:17:34.3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0S" table:content-validation-name="val2" table:style-name="ce5">
            <text:p>17:17:30.4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8S" table:content-validation-name="val2" table:style-name="ce5">
            <text:p>17:17:28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4S" table:content-validation-name="val2" table:style-name="ce5">
            <text:p>17:17:24.8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4S" table:content-validation-name="val2" table:style-name="ce5">
            <text:p>17:17:24.2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3S" table:content-validation-name="val2" table:style-name="ce5">
            <text:p>17:17:23.5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2S" table:content-validation-name="val2" table:style-name="ce5">
            <text:p>17:17:22.1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1S" table:content-validation-name="val2" table:style-name="ce5">
            <text:p>17:17:21.2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15S" table:content-validation-name="val2" table:style-name="ce5">
            <text:p>17:17:15.8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15S" table:content-validation-name="val2" table:style-name="ce5">
            <text:p>17:17:15.7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7S" table:content-validation-name="val2" table:style-name="ce5">
            <text:p>17:17:07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7S" table:content-validation-name="val2" table:style-name="ce5">
            <text:p>17:17:07.4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7S" table:content-validation-name="val2" table:style-name="ce5">
            <text:p>17:17:07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7S" table:content-validation-name="val2" table:style-name="ce5">
            <text:p>17:17:07.1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6S" table:content-validation-name="val2" table:style-name="ce5">
            <text:p>17:17:06.6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3S" table:content-validation-name="val2" table:style-name="ce5">
            <text:p>17:17:03.6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2S" table:content-validation-name="val2" table:style-name="ce5">
            <text:p>17:17:02.9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7M0S" table:content-validation-name="val2" table:style-name="ce5">
            <text:p>17:17:00.1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8S" table:content-validation-name="val2" table:style-name="ce5">
            <text:p>17:16:58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8S" table:content-validation-name="val2" table:style-name="ce5">
            <text:p>17:16:58.6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7S" table:content-validation-name="val2" table:style-name="ce5">
            <text:p>17:16:57.4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4S" table:content-validation-name="val2" table:style-name="ce5">
            <text:p>17:16:54.55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2S" table:content-validation-name="val2" table:style-name="ce5">
            <text:p>17:16:52.3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51S" table:content-validation-name="val2" table:style-name="ce5">
            <text:p>17:16:51.0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8S" table:content-validation-name="val2" table:style-name="ce5">
            <text:p>17:16:48.9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7S" table:content-validation-name="val2" table:style-name="ce5">
            <text:p>17:16:47.8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6S" table:content-validation-name="val2" table:style-name="ce5">
            <text:p>17:16:46.9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3S" table:content-validation-name="val2" table:style-name="ce5">
            <text:p>17:16:43.5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2S" table:content-validation-name="val2" table:style-name="ce5">
            <text:p>17:16:42.7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2S" table:content-validation-name="val2" table:style-name="ce5">
            <text:p>17:16:42.2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40S" table:content-validation-name="val2" table:style-name="ce5">
            <text:p>17:16:40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8S" table:content-validation-name="val2" table:style-name="ce5">
            <text:p>17:16:38.2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7S" table:content-validation-name="val2" table:style-name="ce5">
            <text:p>17:16:37.7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6S" table:content-validation-name="val2" table:style-name="ce5">
            <text:p>17:16:36.2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4S" table:content-validation-name="val2" table:style-name="ce5">
            <text:p>17:16:34.1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2S" table:content-validation-name="val2" table:style-name="ce5">
            <text:p>17:16:32.24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31S" table:content-validation-name="val2" table:style-name="ce5">
            <text:p>17:16:31.7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27S" table:content-validation-name="val2" table:style-name="ce5">
            <text:p>17:16:27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26S" table:content-validation-name="val2" table:style-name="ce5">
            <text:p>17:16:26.9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15S" table:content-validation-name="val2" table:style-name="ce5">
            <text:p>17:16:15.03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11S" table:content-validation-name="val2" table:style-name="ce5">
            <text:p>17:16:11.0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10S" table:content-validation-name="val2" table:style-name="ce5">
            <text:p>17:16:10.7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2S" table:content-validation-name="val2" table:style-name="ce5">
            <text:p>17:16:02.8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6M0S" table:content-validation-name="val2" table:style-name="ce5">
            <text:p>17:16:00.98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56S" table:content-validation-name="val2" table:style-name="ce5">
            <text:p>17:15:56.50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53S" table:content-validation-name="val2" table:style-name="ce5">
            <text:p>17:15:53.6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48S" table:content-validation-name="val2" table:style-name="ce5">
            <text:p>17:15:48.42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45S" table:content-validation-name="val2" table:style-name="ce5">
            <text:p>17:15:45.47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37S" table:content-validation-name="val2" table:style-name="ce5">
            <text:p>17:15:37.81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34S" table:content-validation-name="val2" table:style-name="ce5">
            <text:p>17:15:34.19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33S" table:content-validation-name="val2" table:style-name="ce5">
            <text:p>17:15:33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29S" table:content-validation-name="val2" table:style-name="ce5">
            <text:p>17:15:29.7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style-name="ro2">
          <table:table-cell office:value-type="time" office:time-value="PT1063769H15M28S" table:content-validation-name="val2" table:style-name="ce5">
            <text:p>17:15:28.56</text:p>
          </table:table-cell>
          <table:table-cell office:value-type="float" office:value="1" table:content-validation-name="val1" table:style-name="ce6">
            <text:p>1</text:p>
          </table:table-cell>
          <table:table-cell table:number-columns-repeated="16382"/>
        </table:table-row>
        <table:table-row table:number-rows-repeated="10481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 number:decimal-places="2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M</meta:initial-creator>
    <dc:creator>AM</dc:creator>
    <meta:creation-date>2021-05-07T16:49:09Z</meta:creation-date>
    <dc:date>2021-05-07T16:49:53Z</dc:date>
  </office:meta>
</office:document-meta>
</file>